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def<text:s text:c="2"/>printDecimal ( x ):</text:span></text:p>
      <text:p text:style-name="P1"><text:span text:style-name="T1"><text:s text:c="4"/>return<text:s text:c="2"/>f ' { x :&gt; 7 } '</text:span></text:p>
      <text:p text:style-name="P1"><text:span text:style-name="T1"/></text:p>
      <text:p text:style-name="P1"><text:span text:style-name="T1"/></text:p>
      <text:p text:style-name="P1"><text:span text:style-name="T1">def<text:s text:c="2"/>printOctal ( x ):</text:span></text:p>
      <text:p text:style-name="P1"><text:span text:style-name="T1"><text:s text:c="4"/>d<text:s text:c="2"/>=<text:s text:c="2"/>oct ( x ) [ 2 :]</text:span></text:p>
      <text:p text:style-name="P1"><text:span text:style-name="T1"><text:s text:c="4"/>retornar<text:s text:c="2"/>f ' { d :&gt; 6 } '</text:span></text:p>
      <text:p text:style-name="P1"><text:span text:style-name="T1"/></text:p>
      <text:p text:style-name="P1"><text:span text:style-name="T1"/></text:p>
      <text:p text:style-name="P1"><text:span text:style-name="T1">def<text:s text:c="2"/>printHexadecimal ( x ):</text:span></text:p>
      <text:p text:style-name="P1"><text:span text:style-name="T1"><text:s text:c="4"/>c<text:s text:c="2"/>=<text:s text:c="2"/>hex ( x ) [ 2 :]</text:span></text:p>
      <text:p text:style-name="P1"><text:span text:style-name="T1"><text:s text:c="4"/>return<text:s text:c="2"/>f ' { c :&gt; 12 } '</text:span></text:p>
      <text:p text:style-name="P1"><text:span text:style-name="T1"/></text:p>
      <text:p text:style-name="P1"><text:span text:style-name="T1"/></text:p>
      <text:p text:style-name="P1"><text:span text:style-name="T1">def<text:s text:c="2"/>printBinario ( x ):</text:span></text:p>
      <text:p text:style-name="P1"><text:span text:style-name="T1"><text:s text:c="4"/>b<text:s text:c="2"/>=<text:s text:c="2"/>bin ( x ) [ 2 :]</text:span></text:p>
      <text:p text:style-name="P1"><text:span text:style-name="T1"><text:s text:c="4"/>return<text:s text:c="2"/>f ' { b :&gt; 7 } '</text:span></text:p>
      <text:p text:style-name="P1"><text:span text:style-name="T1"/></text:p>
      <text:p text:style-name="P1"><text:span text:style-name="T1"/></text:p>
      <text:p text:style-name="P1"><text:span text:style-name="T1">def<text:s text:c="2"/>imprimir Tabela ( n ):</text:span></text:p>
      <text:p text:style-name="P1"><text:span text:style-name="T1"><text:s text:c="4"/>print ( "Decimal \ t Octal \ t Hexadecimal \ t Binario \ n "</text:span></text:p>
      <text:p text:style-name="P1"><text:span text:style-name="T1"><text:s text:c="10"/>"------- \ t ------ \ t ----------- \ t ------- \ t " )</text:span></text:p>
      <text:p text:style-name="P1"><text:span text:style-name="T1"><text:s text:c="4"/>enquanto<text:s text:c="2"/>n<text:s text:c="2"/>&lt;<text:s text:c="2"/>256 :</text:span></text:p>
      <text:p text:style-name="P1"><text:span text:style-name="T1"><text:s text:c="8"/>print ( printDecimal ( n ), printOctal ( n ), printHexadecimal ( n ), printBinario ( n ))</text:span></text:p>
      <text:p text:style-name="P1"><text:span text:style-name="T1"><text:s text:c="8"/>n<text:s text:c="2"/>+ =<text:s text:c="2"/>1</text:span></text:p>
      <text:p text:style-name="P1"><text:span text:style-name="T1"/></text:p>
      <text:p text:style-name="P1"><text:span text:style-name="T1"/></text:p>
      <text:p text:style-name="P1"><text:span text:style-name="T1">a<text:s text:c="2"/>=<text:s text:c="2"/>0</text:span></text:p>
      <text:p text:style-name="P1"><text:span text:style-name="T1">imprimirTabela ( a )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